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或与mDisabledTags冲突,则返回false!</text:p>
      <text:p text:style-name="Text_20_body"><text:tab/>boolean isDishChecked( CBMenuItem item);<text:tab/>item是否已经被加入 mMenuItemList</text:p>
      <text:p text:style-name="Text_20_body"><text:tab/>boolean isDishDisabled( CBMenuItem item);<text:tab/>item是否与mDisabledTags冲突</text:p>
      <text:p text:style-name="Text_20_body"><text:tab/>int getSelected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CB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/>
      <text:p text:style-name="Text_20_body"><text:soft-page-break/></text:p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[]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><text:soft-page-break/></text:p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soft-page-break/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7T00:00:08</dc:date>
    <meta:editing-duration>PT10H22M13S</meta:editing-duration>
    <meta:editing-cycles>235</meta:editing-cycles>
    <meta:generator>LibreOffice/3.5$Linux_x86 LibreOffice_project/350m1$Build-13</meta:generator>
    <meta:document-statistic meta:table-count="0" meta:image-count="0" meta:object-count="0" meta:page-count="6" meta:paragraph-count="134" meta:word-count="576" meta:character-count="3448" meta:non-whitespace-character-count="3324"/>
  </office:meta>
</office:document-meta>
</file>